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2881_854452949"/><text:span text:style-name="T1">#396</text:span><text:bookmark-end text:name="__RefHeading___Toc2881_854452949"/></text:h>
        <text:p text:style-name="P4"/>
        <text:p text:style-name="P5">Se culpamos Deus pelas provas que vêm para nosso bem, as provas podem se transformar em tentações para nosso mal.</text:p>
        <text:p text:style-name="P4"/>
        <text:h text:style-name="P2" text:outline-level="2"><text:bookmark-start text:name="__RefHeading___Toc2883_854452949"/><text:a xlink:type="simple" xlink:href="http://bibliaonline.com.br/acf/jz/1/1-15" text:style-name="Internet_20_link" text:visited-style-name="Visited_20_Internet_20_Link"><text:span text:style-name="T1">JUÍZES 1, Vers. 1-15</text:span></text:a><text:bookmark-end text:name="__RefHeading___Toc2883_854452949"/></text:h>
        <text:p text:style-name="P4"/>
        <text:p text:style-name="P4"><text:span text:style-name="T1">Voltamos para o Antigo Testamento para vermos o próximo passo nas figuras (no AT) dos progressos na vida de um crente. Gênesis - Nova vida; Êxodo - saindo para um novo lugar; então adoração; então nossos problemas diários; então Josué - nosso combate contra os inimigos da verdade; agora "Juízes" - Deus provando Seu povo para ver se irão viver em todas as bênçãos que Deus lhes tem dado... O que vemos? Só Fracasso, desprezo pela terra, desobediência (estas duas coisas andam juntas). Portanto Deus os castiga. O que foi que fizeram? Clamaram a Ele. E o que Deus fez? Enviou um "Libertador". Quando este morreu, o que foi que fizeram? Voltaram à desobediência... e assim por diante ao longo do livro que começamos a ler hoje. Agora quando aplicarmos essas lições à nossa vida, não se esqueça que, como crentes no Senhor Jesus, temos o Espírito Santo vivendo em nosso corpo. Ele é o poder que nos capacita a obedecermos. Quando terminarmos este livro, estaremos lendo acerca de nossos erros e desobediências também, em 2 Timóteo. Moisés, o grande líder do povo de Deus na travessia do deserto, está morto. Josué, o brilhante líder na terra prometida, e o conquistador dela, também está morto. Ambos haviam sido escolhidos por Deus para fazer cada um a sua obra. Tudo o que Deus havia ordenado a Moisés, havia sido escrito em um livro. E temos esse livro em nossas mãos, os cinco livros de Moisés - de Gênesis até o fim de Deuteronômio. Portanto lembre-se de que as pessoas a respeito das quais vamos ler, tinham os mesmos cinco livros, </text:span><text:a xlink:type="simple" xlink:href="http://bibliaonline.com.br/acf/dt/12/1" text:style-name="Internet_20_link" text:visited-style-name="Visited_20_Internet_20_Link"><text:span text:style-name="T1">Deuteronômio 12:1</text:span></text:a><text:span text:style-name="T1">. As pessoas haviam prometido (</text:span><text:a xlink:type="simple" xlink:href="http://bibliaonline.com.br/acf/js/24/24" text:style-name="Internet_20_link" text:visited-style-name="Visited_20_Internet_20_Link"><text:span text:style-name="T1">Js 24:24</text:span></text:a><text:span text:style-name="T1">) que iriam obedecer a Deus, e, por conseguinte, à Sua Palavra!</text:span></text:p>
        <text:p text:style-name="P4"/>
        <text:h text:style-name="P1" text:outline-level="2"><text:bookmark-start text:name="__RefHeading___Toc2885_854452949"/>#397<text:bookmark-end text:name="__RefHeading___Toc2885_854452949"/></text:h>
        <text:p text:style-name="P4"/>
        <text:p text:style-name="P5">Conforme nos aproximamos do fim, a devoção do coração de Cristo irá produzir um fruto que parecerá fútil aos olhos humanos... Jeremias é um exemplo disso.</text:p>
        <text:p text:style-name="P4"/>
        <text:h text:style-name="P2" text:outline-level="2"><text:bookmark-start text:name="__RefHeading___Toc2887_854452949"/><text:soft-page-break/><text:a xlink:type="simple" xlink:href="http://bibliaonline.com.br/acf/jz/1/16-36" text:style-name="Internet_20_link" text:visited-style-name="Visited_20_Internet_20_Link"><text:span text:style-name="T1">JUÍZES 1, Vers. 16-36</text:span></text:a><text:bookmark-end text:name="__RefHeading___Toc2887_854452949"/></text:h>
        <text:p text:style-name="P4"/>
        <text:p text:style-name="P5">Hoje iniciamos a leitura da triste história do comportamento de Israel. Conforme instruções dadas a Moisés, o tabernáculo havia sido construído e os sacerdotes estabelecidos para fazerem a intermediação entre Deus e o Seu povo. Os sacerdotes se tornaram negligentes e desobedientes, de modo que Deus já não podia usá-los. Ele nunca nunca fica sem instrumentos (pessoas ou coisas) que possa usar. Seus novos instrumentos são agora os juízes... o nome de nosso livro. Seja nos dias dos juízes, ou hoje, o poder (nos crentes) é perdido somente pela desobediência a Deus e à Sua Palavra. Os filhos de Israel foram mais tarde atribulados por estes mesmos inimigos. </text:p>
        <text:p text:style-name="P4"/>
        <text:p text:style-name="P5">Mas aqui você está lendo o motivo... eles não os expulsaram da terra que Deus lhes havia dado. Eles deixaram alguns, e esses foram a causa dos problemas que se seguiram. Isto nos ensina que Satanás irá vencer por astúcia - ao nos dizer que não precisamos nos separar, e nos separar para o Senhor... e que desde que sejamos moralmente bons, tudo estará bem. Mas é dessa forma que somos enganados. A fé em Deus e a obediência à Sua Palavra trarão gozo pessoal, paz e bênção, como veremos à medida que formos avançando neste livro. O que também veremos em nossa própria vida à medida que seguirmos adiante pelo Senhor.</text:p>
        <text:p text:style-name="P4"/>
        <text:h text:style-name="P1" text:outline-level="2"><text:bookmark-start text:name="__RefHeading___Toc2889_854452949"/>#398<text:bookmark-end text:name="__RefHeading___Toc2889_854452949"/></text:h>
        <text:p text:style-name="P4"/>
        <text:p text:style-name="P5">Na gloria, nos lembraremos mais dos dias tristes do que dos dias alegres, pois foram eles que nos esvaziaram de nós mesmos.</text:p>
        <text:p text:style-name="P4"/>
        <text:h text:style-name="P2" text:outline-level="2"><text:bookmark-start text:name="__RefHeading___Toc2891_854452949"/><text:a xlink:type="simple" xlink:href="http://bibliaonline.com.br/acf/jz/2" text:style-name="Internet_20_link" text:visited-style-name="Visited_20_Internet_20_Link"><text:span text:style-name="T1">JUÍZES 2</text:span></text:a><text:bookmark-end text:name="__RefHeading___Toc2891_854452949"/></text:h>
        <text:p text:style-name="P4"/>
        <text:p text:style-name="P4"><text:a xlink:type="simple" xlink:href="http://bibliaonline.com.br/acf/jz/2/1-5" text:style-name="Internet_20_link" text:visited-style-name="Visited_20_Internet_20_Link"><text:span text:style-name="T1">Jz 2:1-5</text:span></text:a><text:span text:style-name="T1"> Você se lembra de ter lido em Josué acerca da cidade de Gilgal? Eles conquistaram vitórias na batalha quando partiram de Gilgal. Foi ali que a vergonha de terem estado no Egito lhes foi tirada. Eles foram circuncidados em Gilgal. (A circuncisão no significado do Novo Testamento é morte para a carne para o crente - </text:span><text:a xlink:type="simple" xlink:href="http://bibliaonline.com.br/acf/gl/5/6" text:style-name="Internet_20_link" text:visited-style-name="Visited_20_Internet_20_Link"><text:span text:style-name="T1">Gl 5:6</text:span></text:a><text:span text:style-name="T1">, </text:span><text:a xlink:type="simple" xlink:href="http://bibliaonline.com.br/acf/1co/7/19" text:style-name="Internet_20_link" text:visited-style-name="Visited_20_Internet_20_Link"><text:span text:style-name="T1">1 Co 7:19</text:span></text:a><text:span text:style-name="T1">). Mas agora o anjo se move de Gilgal para Boquim. "Boquim" significa "choro". Deus lhes diz qual seria o resultado do descuido deles... Ele não expulsaria seus inimigos. O </text:span><text:soft-page-break/><text:span text:style-name="T1">resultado seria choro. Mas não chegou a tocar seus corações, pois nos versículos </text:span><text:a xlink:type="simple" xlink:href="http://bibliaonline.com.br/acf/jz/2/12-13" text:style-name="Internet_20_link" text:visited-style-name="Visited_20_Internet_20_Link"><text:span text:style-name="T1">12-13</text:span></text:a><text:span text:style-name="T1"> vemos o que fizeram! Às vezes choramos quando estamos com problemas, mas voltamos a desobedecer logo depois. Podemos dizer que os versículos </text:span><text:a xlink:type="simple" xlink:href="http://bibliaonline.com.br/acf/jz/2/11-13" text:style-name="Internet_20_link" text:visited-style-name="Visited_20_Internet_20_Link"><text:span text:style-name="T1">11-13</text:span></text:a><text:span text:style-name="T1"> mostram o que Israel era, e os versículos </text:span><text:a xlink:type="simple" xlink:href="http://bibliaonline.com.br/acf/jz/2/16-18" text:style-name="Internet_20_link" text:visited-style-name="Visited_20_Internet_20_Link"><text:span text:style-name="T1">16-18</text:span></text:a><text:span text:style-name="T1">, o que o Senhor fez.</text:span></text:p>
        <text:p text:style-name="P4"/>
        <text:p text:style-name="P4"><text:a xlink:type="simple" xlink:href="http://bibliaonline.com.br/acf/jz/2/14-15" text:style-name="Internet_20_link" text:visited-style-name="Visited_20_Internet_20_Link"><text:span text:style-name="T1">Jz 2:14-15</text:span></text:a><text:span text:style-name="T1"> Vamos ler palavras como estas diversas vezes neste livro. Muitos crentes estão constantemente em um estado de infelicidade e inquietude pela mesma razão... nos comprometemos (cedemos um pouquinho) com o mundo.</text:span></text:p>
        <text:p text:style-name="P4"/>
        <text:p text:style-name="P4"><text:a xlink:type="simple" xlink:href="http://bibliaonline.com.br/acf/jz/2/16-23" text:style-name="Internet_20_link" text:visited-style-name="Visited_20_Internet_20_Link"><text:span text:style-name="T1">Jz 2:16-23</text:span></text:a><text:span text:style-name="T1"> Uma prévia deste livro. Certamente necessitamos aprender que, em nossa vida, a obediência é o que deveríamos escolher. </text:span><text:a xlink:type="simple" xlink:href="http://bibliaonline.com.br/acf/1co/6/19-20" text:style-name="Internet_20_link" text:visited-style-name="Visited_20_Internet_20_Link"><text:span text:style-name="T1">1 Co 6:19-20</text:span></text:a><text:span text:style-name="T1">.</text:span></text:p>
        <text:p text:style-name="P4"/>
        <text:h text:style-name="P1" text:outline-level="2"><text:bookmark-start text:name="__RefHeading___Toc2893_854452949"/>#399<text:bookmark-end text:name="__RefHeading___Toc2893_854452949"/></text:h>
        <text:p text:style-name="P4"/>
        <text:p text:style-name="P5">A vida divina precisa ser acondicionada em um vaso que deve estar constantemente humilhado.</text:p>
        <text:p text:style-name="P4"/>
        <text:h text:style-name="P2" text:outline-level="2"><text:bookmark-start text:name="__RefHeading___Toc2895_854452949"/><text:a xlink:type="simple" xlink:href="http://bibliaonline.com.br/acf/jz/3" text:style-name="Internet_20_link" text:visited-style-name="Visited_20_Internet_20_Link"><text:span text:style-name="T1">JUÍZES 3</text:span></text:a><text:bookmark-end text:name="__RefHeading___Toc2895_854452949"/></text:h>
        <text:p text:style-name="P4"/>
        <text:p text:style-name="P4"><text:a xlink:type="simple" xlink:href="http://bibliaonline.com.br/acf/jz/3/1-6" text:style-name="Internet_20_link" text:visited-style-name="Visited_20_Internet_20_Link"><text:span text:style-name="T1">Jz 3:1-6</text:span></text:a><text:span text:style-name="T1"> O Senhor permitiu que esses inimigos permanecessem na terra para provar Israel.</text:span></text:p>
        <text:p text:style-name="P4"/>
        <text:p text:style-name="P4"><text:a xlink:type="simple" xlink:href="http://bibliaonline.com.br/acf/jz/3/4" text:style-name="Internet_20_link" text:visited-style-name="Visited_20_Internet_20_Link"><text:span text:style-name="T1">Jz 3:4</text:span></text:a><text:span text:style-name="T1"> E Ele faz o mesmo conosco. Ele nos dará o poder para vencer somente se estivermos desejosos de obedecer à Sua Palavra. Os detalhes de sua desobediência. Até aqui não lemos de nenhuma vitória.</text:span></text:p>
        <text:p text:style-name="P4"/>
        <text:p text:style-name="P4"><text:a xlink:type="simple" xlink:href="http://bibliaonline.com.br/acf/jz/3/7-8" text:style-name="Internet_20_link" text:visited-style-name="Visited_20_Internet_20_Link"><text:span text:style-name="T1">Jz 3:7-8</text:span></text:a><text:span text:style-name="T1"> Eles abandonaram o Senhor, por isso Ele os abandonou, mas não sem antes avisar!</text:span></text:p>
        <text:p text:style-name="P4"/>
        <text:p text:style-name="P4"><text:a xlink:type="simple" xlink:href="http://bibliaonline.com.br/acf/jz/3/9-11" text:style-name="Internet_20_link" text:visited-style-name="Visited_20_Internet_20_Link"><text:span text:style-name="T1">Jz 3:9-11</text:span></text:a><text:span text:style-name="T1"> Aqui acontece a primeira volta ao Senhor. Era quase como se o Senhor estivesse esperando ouvir eles clamarem a Ele! Eles descansaram por quarenta anos.</text:span></text:p>
        <text:p text:style-name="P4"/>
        <text:p text:style-name="P4"><text:a xlink:type="simple" xlink:href="http://bibliaonline.com.br/acf/jz/3/12-31" text:style-name="Internet_20_link" text:visited-style-name="Visited_20_Internet_20_Link"><text:span text:style-name="T1">Jz 3:12-31</text:span></text:a><text:span text:style-name="T1"> Mas eles não aprenderam a lição. Logo voltam a praticar o mal! O Senhor não </text:span><text:soft-page-break/><text:span text:style-name="T1">lhes deu forças, mas deu forças a seus inimigos! (Será que entendemos que quando o inimigo está muito forte contra nós, é porque o Senhor está permitindo?).</text:span></text:p>
        <text:p text:style-name="P4"/>
        <text:p text:style-name="P4"><text:a xlink:type="simple" xlink:href="http://bibliaonline.com.br/acf/jz/3/15" text:style-name="Internet_20_link" text:visited-style-name="Visited_20_Internet_20_Link"><text:span text:style-name="T1">Jz 3:15</text:span></text:a><text:span text:style-name="T1"> O misericordioso Deus deles mais uma vez escuta e responde.</text:span></text:p>
        <text:p text:style-name="P4"/>
        <text:p text:style-name="P4"><text:a xlink:type="simple" xlink:href="http://bibliaonline.com.br/acf/jz/3/30" text:style-name="Internet_20_link" text:visited-style-name="Visited_20_Internet_20_Link"><text:span text:style-name="T1">Jz 3:30</text:span></text:a><text:span text:style-name="T1"> Dessa vez Israel tinha que descansar o dobro da outra vez. Você irá reparar que alguns dos "libertadores" tinham alguma característica de fraqueza. Eles não seriam o tipo de pessoa que o povo escolheria. Somente Deus poderia usá-los. Porque Ele é a força deles - </text:span><text:a xlink:type="simple" xlink:href="http://bibliaonline.com.br/acf/2co/12/9" text:style-name="Internet_20_link" text:visited-style-name="Visited_20_Internet_20_Link"><text:span text:style-name="T1">2 Co 12:9</text:span></text:a><text:span text:style-name="T1">. Os dias eram maus, por causa de sua desobediência, e portanto tudo acontece em fraqueza. O indivíduo hoje que quiser seguir fiel para com o Senhor, receberá dEle a força para o momento.</text:span></text:p>
        <text:p text:style-name="P4"/>
        <text:h text:style-name="P1" text:outline-level="2"><text:bookmark-start text:name="__RefHeading___Toc2897_854452949"/>#400<text:bookmark-end text:name="__RefHeading___Toc2897_854452949"/></text:h>
        <text:p text:style-name="P4"/>
        <text:p text:style-name="P5">O crente pode se regozijar na prova de sua fé.</text:p>
        <text:p text:style-name="P4"/>
        <text:h text:style-name="P2" text:outline-level="2"><text:bookmark-start text:name="__RefHeading___Toc2899_854452949"/><text:a xlink:type="simple" xlink:href="http://bibliaonline.com.br/acf/jz/4" text:style-name="Internet_20_link" text:visited-style-name="Visited_20_Internet_20_Link"><text:span text:style-name="T1">JUÍZES 4</text:span></text:a><text:bookmark-end text:name="__RefHeading___Toc2899_854452949"/></text:h>
        <text:p text:style-name="P4"/>
        <text:p text:style-name="P4"><text:a xlink:type="simple" xlink:href="http://bibliaonline.com.br/acf/jz/4/1-3" text:style-name="Internet_20_link" text:visited-style-name="Visited_20_Internet_20_Link"><text:span text:style-name="T1">Jz 4:1-3</text:span></text:a><text:span text:style-name="T1"> Outra vez desobediência, outra vez a súplica a Deus, outra vez Deus enviando um libertador.</text:span></text:p>
        <text:p text:style-name="P4"/>
        <text:p text:style-name="P4"><text:a xlink:type="simple" xlink:href="http://bibliaonline.com.br/acf/jz/4/4" text:style-name="Internet_20_link" text:visited-style-name="Visited_20_Internet_20_Link"><text:span text:style-name="T1">Jz 4:4</text:span></text:a><text:span text:style-name="T1"> Mas não havia um homem fiel que Deus pudesse usar, portanto Ele usa uma mulher fiel. Isso nos dá uma idéia mais completa da condição de fraqueza em que Israel se encontrava. Hoje vemos uma ascendência das mulheres pelo mesmo motivo.</text:span></text:p>
        <text:p text:style-name="P4"/>
        <text:p text:style-name="P4"><text:a xlink:type="simple" xlink:href="http://bibliaonline.com.br/acf/jz/4/5-9" text:style-name="Internet_20_link" text:visited-style-name="Visited_20_Internet_20_Link"><text:span text:style-name="T1">Jz 4:5-9</text:span></text:a><text:span text:style-name="T1"> Esse fraco homem diz que ele só sairá à batalha se Débora for com ele! Deus permitiu essa vergonha em Israel. Mas outra mulher será a causa da vitória! Com certeza, homem algum poderia ter levado o crédito.</text:span></text:p>
        <text:p text:style-name="P4"/>
        <text:p text:style-name="P4"><text:a xlink:type="simple" xlink:href="http://bibliaonline.com.br/acf/jz/4/10-24" text:style-name="Internet_20_link" text:visited-style-name="Visited_20_Internet_20_Link"><text:span text:style-name="T1">Jz 4:10-24</text:span></text:a><text:span text:style-name="T1"> A luta - veja o </text:span><text:a xlink:type="simple" xlink:href="http://bibliaonline.com.br/acf/jz/4/23" text:style-name="Internet_20_link" text:visited-style-name="Visited_20_Internet_20_Link"><text:span text:style-name="T1">vers. 23</text:span></text:a><text:span text:style-name="T1">. (Possamos ter Deus mais envolvido em cada detalhe de nossa vida).</text:span></text:p>
        <text:p text:style-name="P4"/>
        <text:h text:style-name="P1" text:outline-level="2"><text:bookmark-start text:name="__RefHeading___Toc2901_854452949"/><text:soft-page-break/>#401<text:bookmark-end text:name="__RefHeading___Toc2901_854452949"/></text:h>
        <text:p text:style-name="P4"/>
        <text:p text:style-name="P5"><text:soft-page-break/>Com frequência desejamos mais que nos seja tirada a prova do que o estado de espírito que a causou.</text:p>
        <text:p text:style-name="P4"/>
        <text:h text:style-name="P2" text:outline-level="2"><text:bookmark-start text:name="__RefHeading___Toc2903_854452949"/><text:a xlink:type="simple" xlink:href="http://bibliaonline.com.br/acf/jz/5" text:style-name="Internet_20_link" text:visited-style-name="Visited_20_Internet_20_Link"><text:span text:style-name="T1">JUÍZES 5</text:span></text:a><text:bookmark-end text:name="__RefHeading___Toc2903_854452949"/></text:h>
        <text:p text:style-name="P4"/>
        <text:p text:style-name="P4"><text:span text:style-name="T1">O capítulo de hoje é uma canção. Pode parecer estranho a você ler de tanta vingança, violência e destruição. Mas nunca aprenderemos a verdade da Bíblia se nos colocarmos como juízes. Precisamos entender que Deus inspirou cada palavra. O Antigo Testamento só é compreendido se entendermos o Novo Testamento. O Antigo Testamento é a história dos acontecimentos físicos, e principalmente do povo de Deus, os Judeus, os Israelitas. Eles estavam sob a lei. Se obedecessem, eram abençoados. Se desobedecessem, eram castigados. Em nossa época (o dia da graça), Cristo já veio à Terra, morreu por nossos pecados, e pelo derramamento de Seu sangue somos limpos de todo pecado. Agora estamos em uma nova posição. É uma posição de GRAÇA, </text:span><text:a xlink:type="simple" xlink:href="http://bibliaonline.com.br/acf/ef/2/8" text:style-name="Internet_20_link" text:visited-style-name="Visited_20_Internet_20_Link"><text:span text:style-name="T1">Ef 2:8</text:span></text:a><text:span text:style-name="T1">. Portanto não misture as duas coisas. A lei e a graça não podem ser misturadas. Mas o triste de nossos dias é que muitos crentes não entendem que temos também responsabilidade em obedecer à Palavra de Deus. Temos todas as nossas bênçãos, mas nossa felicidade nelas depende de nossa obediência.</text:span></text:p>
        <text:p text:style-name="P4"/>
        <text:h text:style-name="P1" text:outline-level="2"><text:bookmark-start text:name="__RefHeading___Toc2905_854452949"/>#402<text:bookmark-end text:name="__RefHeading___Toc2905_854452949"/></text:h>
        <text:p text:style-name="P4"/>
        <text:p text:style-name="P5">A aflição não pode me ferir quando faço uso da submissão.</text:p>
        <text:p text:style-name="P4"/>
        <text:h text:style-name="P2" text:outline-level="2"><text:bookmark-start text:name="__RefHeading___Toc2907_854452949"/><text:a xlink:type="simple" xlink:href="http://bibliaonline.com.br/acf/jz/6/1-10" text:style-name="Internet_20_link" text:visited-style-name="Visited_20_Internet_20_Link"><text:span text:style-name="T1">JUÍZES 6, Vers. 1-10</text:span></text:a><text:bookmark-end text:name="__RefHeading___Toc2907_854452949"/></text:h>
        <text:p text:style-name="P4"/>
        <text:p text:style-name="P4"><text:a xlink:type="simple" xlink:href="http://bibliaonline.com.br/acf/jz/6/1-10" text:style-name="Internet_20_link" text:visited-style-name="Visited_20_Internet_20_Link"><text:span text:style-name="T1">Jz 6:1-10</text:span></text:a><text:span text:style-name="T1"> Cada inimigo é, para nós hoje, um tipo de nossos inimigos espirituais. Os Midianitas são uma figura das coisas terrenas - (eles podiam bem ser nossa casa, nosso carro, jardim, emprego ou até nossos filhos). As primeiras palavras nos falam o motivo do que aconteceu neste capítulo.</text:span></text:p>
        <text:p text:style-name="P4"/>
        <text:p text:style-name="P4"><text:soft-page-break/><text:a xlink:type="simple" xlink:href="http://bibliaonline.com.br/acf/jz/6/6" text:style-name="Internet_20_link" text:visited-style-name="Visited_20_Internet_20_Link"><text:span text:style-name="T1">Jz 6:6</text:span></text:a><text:span text:style-name="T1"> Eles não entenderam que era a sua própria desobediência a razão daquilo. (A desobediência é com frequência a razão de nossas provas e problemas). Os Amalequitas - uma figura da carne ou da velha natureza em nós. Tome nota desses inimigos e do que cada um significa... é instrutivo para sua vida. No </text:span><text:a xlink:type="simple" xlink:href="http://bibliaonline.com.br/acf/jz/6/1" text:style-name="Internet_20_link" text:visited-style-name="Visited_20_Internet_20_Link"><text:span text:style-name="T1">primeiro</text:span></text:a><text:span text:style-name="T1"> versículo, o Senhor enviou os Midianitas porque Israel não os expulsou da terra. No </text:span><text:a xlink:type="simple" xlink:href="http://bibliaonline.com.br/acf/jz/6/8" text:style-name="Internet_20_link" text:visited-style-name="Visited_20_Internet_20_Link"><text:span text:style-name="T1">oitavo</text:span></text:a><text:span text:style-name="T1"> versículo, o Senhor enviou um profeta para tocar a consciência deles. No </text:span><text:a xlink:type="simple" xlink:href="http://bibliaonline.com.br/acf/jz/6/11" text:style-name="Internet_20_link" text:visited-style-name="Visited_20_Internet_20_Link"><text:span text:style-name="T1">versículo 11</text:span></text:a><text:span text:style-name="T1">, o Senhor enviou um anjo para levantar um libertador. (O Senhor Se apraz em nos tirar de nossa miséria, mas só quando nos voltamos para Ele).</text:span></text:p>
        <text:p text:style-name="P4"/>
        <text:h text:style-name="P1" text:outline-level="2"><text:bookmark-start text:name="__RefHeading___Toc2909_854452949"/>#403<text:bookmark-end text:name="__RefHeading___Toc2909_854452949"/></text:h>
        <text:p text:style-name="P4"/>
        <text:p text:style-name="P5">O crente deve entender... que seu testemunho é algo inseparável do conflito.</text:p>
        <text:p text:style-name="P4"/>
        <text:h text:style-name="P2" text:outline-level="2"><text:bookmark-start text:name="__RefHeading___Toc2911_854452949"/><text:a xlink:type="simple" xlink:href="http://bibliaonline.com.br/acf/jz/6/11-40" text:style-name="Internet_20_link" text:visited-style-name="Visited_20_Internet_20_Link"><text:span text:style-name="T1">JUÍZES 6, Vers. 11-40</text:span></text:a><text:bookmark-end text:name="__RefHeading___Toc2911_854452949"/></text:h>
        <text:p text:style-name="P4"/>
        <text:p text:style-name="P4"><text:a xlink:type="simple" xlink:href="http://bibliaonline.com.br/acf/jz/6/11-18" text:style-name="Internet_20_link" text:visited-style-name="Visited_20_Internet_20_Link"><text:span text:style-name="T1">Jz 6:11-18</text:span></text:a><text:span text:style-name="T1"> Deus só enxergou um homem, Gideão, a quem Ele iria usar para livrar Israel de seus inimigos. Por causa de sua desobediência, Israel havia afundado até a mais baixa condição desde que chegaram à terra gloriosa.</text:span></text:p>
        <text:p text:style-name="P4"/>
        <text:p text:style-name="P4"><text:a xlink:type="simple" xlink:href="http://bibliaonline.com.br/acf/jz/6/11" text:style-name="Internet_20_link" text:visited-style-name="Visited_20_Internet_20_Link"><text:span text:style-name="T1">Jz 6:11</text:span></text:a><text:span text:style-name="T1"> Malhar o trigo é separar o grão da palha... uma figura de separar a verdade do erro. Veja Provérbios </text:span><text:a xlink:type="simple" xlink:href="http://bibliaonline.com.br/acf/pv/25/4" text:style-name="Internet_20_link" text:visited-style-name="Visited_20_Internet_20_Link"><text:span text:style-name="T1">25:4</text:span></text:a><text:span text:style-name="T1">; Jeremias </text:span><text:a xlink:type="simple" xlink:href="http://bibliaonline.com.br/acf/jr/15/19" text:style-name="Internet_20_link" text:visited-style-name="Visited_20_Internet_20_Link"><text:span text:style-name="T1">15:19</text:span></text:a><text:span text:style-name="T1">, </text:span><text:a xlink:type="simple" xlink:href="http://bibliaonline.com.br/acf/jr/23/28" text:style-name="Internet_20_link" text:visited-style-name="Visited_20_Internet_20_Link"><text:span text:style-name="T1">23:28</text:span></text:a><text:span text:style-name="T1">, 2 Coríntios </text:span><text:a xlink:type="simple" xlink:href="http://bibliaonline.com.br/acf/2co/6/14" text:style-name="Internet_20_link" text:visited-style-name="Visited_20_Internet_20_Link"><text:span text:style-name="T1">6:14</text:span></text:a><text:span text:style-name="T1">. É de se duvidar que exista uma lição mais importante do que esta para aprendermos em nossa vida. "Apartar-se do mal é inteligência" </text:span><text:a xlink:type="simple" xlink:href="http://bibliaonline.com.br/acf/Jó/28/28" text:style-name="Internet_20_link" text:visited-style-name="Visited_20_Internet_20_Link"><text:span text:style-name="T1">Jó 28:28</text:span></text:a><text:span text:style-name="T1">.Quando confessamos nossos pecados a Ele, Ele escuta, Ele Se apraz em nos abençoar. </text:span><text:a xlink:type="simple" xlink:href="http://bibliaonline.com.br/acf/pv/28/13" text:style-name="Internet_20_link" text:visited-style-name="Visited_20_Internet_20_Link"><text:span text:style-name="T1">Pv 28:13</text:span></text:a><text:span text:style-name="T1">.</text:span></text:p>
        <text:p text:style-name="P4"/>
        <text:p text:style-name="P4"><text:a xlink:type="simple" xlink:href="http://bibliaonline.com.br/acf/jz/6/13" text:style-name="Internet_20_link" text:visited-style-name="Visited_20_Internet_20_Link"><text:span text:style-name="T1">Jz 6:13</text:span></text:a><text:span text:style-name="T1"> Afirmações verdadeiras. Não se trata de Deus haver cometido um erro, ou de ter aquilo acontecido de forma aleatória. Eles desobedeceram e trouxeram problemas para si mesmos.</text:span></text:p>
        <text:p text:style-name="P4"/>
        <text:p text:style-name="P4"><text:a xlink:type="simple" xlink:href="http://bibliaonline.com.br/acf/jz/6/15-18" text:style-name="Internet_20_link" text:visited-style-name="Visited_20_Internet_20_Link"><text:span text:style-name="T1">Jz 6:15-18</text:span></text:a><text:span text:style-name="T1"> Gideão enxerga sua fraqueza. Isso é bom. Mas ele precisa olhar para outro lado, para o poder de Deus, e é o que faz.</text:span></text:p>
        <text:p text:style-name="P4"/>
        <text:p text:style-name="P4"><text:a xlink:type="simple" xlink:href="http://bibliaonline.com.br/acf/jz/6/19-20" text:style-name="Internet_20_link" text:visited-style-name="Visited_20_Internet_20_Link"><text:span text:style-name="T1">Jz 6:19-20</text:span></text:a><text:span text:style-name="T1"> Se Gideão não estivesse malhando o trigo, ele provavelmente não teria trigo </text:span><text:soft-page-break/><text:span text:style-name="T1">pronto para a oferta de manjares para Deus. (A menos que estejamos vivendo de forma a agradar o Senhor, não seremos capazes de fazer o que ele fala em </text:span><text:a xlink:type="simple" xlink:href="http://bibliaonline.com.br/acf/hb/13/15" text:style-name="Internet_20_link" text:visited-style-name="Visited_20_Internet_20_Link"><text:span text:style-name="T1">Hb 13:15</text:span></text:a><text:span text:style-name="T1">).</text:span></text:p>
        <text:p text:style-name="P4"/>
        <text:p text:style-name="P4"><text:a xlink:type="simple" xlink:href="http://bibliaonline.com.br/acf/jz/6/33-40" text:style-name="Internet_20_link" text:visited-style-name="Visited_20_Internet_20_Link"><text:span text:style-name="T1">Jz 6:33-40</text:span></text:a><text:span text:style-name="T1"> Deus graciosamente prova o Seu poder a Gideão.</text:span></text:p>
        <text:p text:style-name="P4"/>
        <text:h text:style-name="P1" text:outline-level="2"><text:bookmark-start text:name="__RefHeading___Toc2913_854452949"/>#404<text:bookmark-end text:name="__RefHeading___Toc2913_854452949"/></text:h>
        <text:p text:style-name="P4"/>
        <text:p text:style-name="P5">Uma consciência perfeitamente purificada é a base da comunhão.</text:p>
        <text:p text:style-name="P4"/>
        <text:h text:style-name="P2" text:outline-level="2"><text:bookmark-start text:name="__RefHeading___Toc2915_854452949"/><text:a xlink:type="simple" xlink:href="http://bibliaonline.com.br/acf/jz/7" text:style-name="Internet_20_link" text:visited-style-name="Visited_20_Internet_20_Link"><text:span text:style-name="T1">JUÍZES 7</text:span></text:a><text:bookmark-end text:name="__RefHeading___Toc2915_854452949"/></text:h>
        <text:p text:style-name="P4"/>
        <text:p text:style-name="P4"><text:span text:style-name="T1">Gideão tinha mais lições a aprender. (</text:span><text:a xlink:type="simple" xlink:href="http://bibliaonline.com.br/acf/2co/12/9-10" text:style-name="Internet_20_link" text:visited-style-name="Visited_20_Internet_20_Link"><text:span text:style-name="T1">2 Co 12:9-10</text:span></text:a><text:span text:style-name="T1"> diz "quando estou fraco então sou forte").</text:span></text:p>
        <text:p text:style-name="P4"/>
        <text:p text:style-name="P4"><text:a xlink:type="simple" xlink:href="http://bibliaonline.com.br/acf/jz/7/2" text:style-name="Internet_20_link" text:visited-style-name="Visited_20_Internet_20_Link"><text:span text:style-name="T1">Jz 7:2</text:span></text:a><text:span text:style-name="T1"> A grande coisa em nossa vida é sermos capazes de enxergar que os pecados em que persistimos são aqueles que permitem que o inimigo (Satanás) nos vença. Então nós os julgamos e os abandonamos, e o Senhor nos livra. (</text:span><text:a xlink:type="simple" xlink:href="http://bibliaonline.com.br/acf/pv/28/13" text:style-name="Internet_20_link" text:visited-style-name="Visited_20_Internet_20_Link"><text:span text:style-name="T1">Pv 28:13</text:span></text:a><text:span text:style-name="T1">).</text:span></text:p>
        <text:p text:style-name="P4"/>
        <text:p text:style-name="P4"><text:a xlink:type="simple" xlink:href="http://bibliaonline.com.br/acf/jz/7/3" text:style-name="Internet_20_link" text:visited-style-name="Visited_20_Internet_20_Link"><text:span text:style-name="T1">Jz 7:3</text:span></text:a><text:span text:style-name="T1"> Foram 32.000 homens que atenderam ao chamado de Gideão. Mas Deus sabia que Israel (não Gideão) iria se vangloriar da vitória que estava para ser conquistada. Assim, todos os que estavam temerosos foram enviados de volta para casa. (Que lição para nós. Com frequência temos medo de tomar uma posição pela verdade que Deus nos tem mostrado). 2/3 do exército se desvaneceu!</text:span></text:p>
        <text:p text:style-name="P4"/>
        <text:p text:style-name="P4"><text:a xlink:type="simple" xlink:href="http://bibliaonline.com.br/acf/jz/7/4-8" text:style-name="Internet_20_link" text:visited-style-name="Visited_20_Internet_20_Link"><text:span text:style-name="T1">Jz 7:4-8</text:span></text:a><text:span text:style-name="T1"> Ainda havia gente demais. Desta vez o teste é diferente, estava relacionado ao modo como eles bebiam água. Aqueles que rapidamente tomaram um gole d'água foram separados daqueles que se ajoelharam e beberam com calma. Os primeiros eram apenas 300. Os últimos 9.700. Somente aqueles que tinham diante de si um propósito, que desejavam seguir para a missão, foram escolhidos. Eles foram provados pela água. A água é uma figura para nós da Palavra de Deus. </text:span><text:a xlink:type="simple" xlink:href="http://bibliaonline.com.br/acf/ef/5/26" text:style-name="Internet_20_link" text:visited-style-name="Visited_20_Internet_20_Link"><text:span text:style-name="T1">Ef 5:26</text:span></text:a><text:span text:style-name="T1">. Como crentes, quanto estamos desejosos de obedecer a Palavra de Deus?</text:span></text:p>
        <text:p text:style-name="P4"/>
        <text:p text:style-name="P4"><text:a xlink:type="simple" xlink:href="http://bibliaonline.com.br/acf/jz/7/9-15" text:style-name="Internet_20_link" text:visited-style-name="Visited_20_Internet_20_Link"><text:span text:style-name="T1">Jz 7:9-15</text:span></text:a><text:span text:style-name="T1"> Gideão escuta o sonho. Ele reconhece que é o Senhor Quem está lhe falando. </text:span><text:soft-page-break/><text:span text:style-name="T1">É bom vermos o Senhor em cada evento de nossa vida. O resultado é que Gideão adora o Senhor.</text:span></text:p>
        <text:p text:style-name="P4"/>
        <text:p text:style-name="P4"><text:a xlink:type="simple" xlink:href="http://bibliaonline.com.br/acf/jz/7/16-25" text:style-name="Internet_20_link" text:visited-style-name="Visited_20_Internet_20_Link"><text:span text:style-name="T1">Jz 7:16-25</text:span></text:a><text:span text:style-name="T1"> Os 300 tinham uma coisa a fazer - manter seus olhos em Gideão. (O crente tem uma coisa a fazer antes de tudo - manter seus olhos em Cristo). O resultado é vitória. Sempre é.</text:span></text:p>
        <text:p text:style-name="P4"/>
        <text:h text:style-name="P1" text:outline-level="2"><text:bookmark-start text:name="__RefHeading___Toc2917_854452949"/>#405<text:bookmark-end text:name="__RefHeading___Toc2917_854452949"/></text:h>
        <text:p text:style-name="P4"/>
        <text:p text:style-name="P5">Uma alma não pode desfrutar das coisas de Deus sem ter a paz que está associada a uma boa consciência.</text:p>
        <text:p text:style-name="P4"/>
        <text:h text:style-name="P2" text:outline-level="2"><text:bookmark-start text:name="__RefHeading___Toc2919_854452949"/><text:a xlink:type="simple" xlink:href="http://bibliaonline.com.br/acf/jz/8" text:style-name="Internet_20_link" text:visited-style-name="Visited_20_Internet_20_Link"><text:span text:style-name="T1">JUÍZES 8</text:span></text:a><text:bookmark-end text:name="__RefHeading___Toc2919_854452949"/></text:h>
        <text:p text:style-name="P4"/>
        <text:p text:style-name="P4"><text:a xlink:type="simple" xlink:href="http://bibliaonline.com.br/acf/jz/8/1-3" text:style-name="Internet_20_link" text:visited-style-name="Visited_20_Internet_20_Link"><text:span text:style-name="T1">Jz 8:1-3</text:span></text:a><text:span text:style-name="T1"> Muitos, que não tinham interesse ou coragem antes da batalha, agora são prontos a reclamar a Gideão. Repare sua humilde resposta. (Um crente precisa estar preparado para enfrentar dificuldades - mesmo vindas de outros crentes).</text:span></text:p>
        <text:p text:style-name="P4"/>
        <text:p text:style-name="P4"><text:a xlink:type="simple" xlink:href="http://bibliaonline.com.br/acf/jz/8/4" text:style-name="Internet_20_link" text:visited-style-name="Visited_20_Internet_20_Link"><text:span text:style-name="T1">Jz 8:4</text:span></text:a><text:span text:style-name="T1"> Mas não parou para reclamar. Ele e seu pequeno grupo seguiram adiante, fracos, porém perseguindo. (Possamos nós crentes seguir em frente!).</text:span></text:p>
        <text:p text:style-name="P4"/>
        <text:p text:style-name="P4"><text:a xlink:type="simple" xlink:href="http://bibliaonline.com.br/acf/jz/8/5-10" text:style-name="Internet_20_link" text:visited-style-name="Visited_20_Internet_20_Link"><text:span text:style-name="T1">Jz 8:5-10</text:span></text:a><text:span text:style-name="T1"> Mais reclamações vindas de seus amigos. Que maneira terrível do povo agir. Mas veremos o resultado mais tarde.</text:span></text:p>
        <text:p text:style-name="P4"/>
        <text:p text:style-name="P4"><text:a xlink:type="simple" xlink:href="http://bibliaonline.com.br/acf/jz/8/11-21" text:style-name="Internet_20_link" text:visited-style-name="Visited_20_Internet_20_Link"><text:span text:style-name="T1">Jz 8:11-21</text:span></text:a><text:span text:style-name="T1"> Gideão poderia ter ficado satisfeito por prender os dois príncipes... mas não. Enquanto os 2 reis estivessem vivos, o inimigo ainda existia. Ele insistiu. (Alguns Cristãos dizem que os crentes que insistem são fanáticos. Mas perguntamos, "a quem devemos agradar? A Deus ou ao homem?".)</text:span></text:p>
        <text:p text:style-name="P4"/>
        <text:p text:style-name="P4"><text:a xlink:type="simple" xlink:href="http://bibliaonline.com.br/acf/jz/8/22-35" text:style-name="Internet_20_link" text:visited-style-name="Visited_20_Internet_20_Link"><text:span text:style-name="T1">Jz 8:22-35</text:span></text:a><text:span text:style-name="T1"> Que aviso para nós temos aqui! Com frequência após o Senhor nos ter ajudado de maneira marcante para vencermos alguma prova, fracassamos em alguma outra armadilha colocada por Satanás. Poucos de nós podem suportar o sucesso. Nosso inimigo é muito sutil. Não podemos jamais abaixar nossa guarda.</text:span></text:p>
        <text:p text:style-name="P4"><text:soft-page-break/></text:p>
        <text:p text:style-name="P4"><text:a xlink:type="simple" xlink:href="http://bibliaonline.com.br/acf/jz/8/24" text:style-name="Internet_20_link" text:visited-style-name="Visited_20_Internet_20_Link"><text:span text:style-name="T1">Jz 8:24</text:span></text:a><text:span text:style-name="T1"> Satanás estava esperando para passar uma rasteira em Gideão. Parecia a Gideão que não havia mal em pedir por isso!</text:span></text:p>
        <text:p text:style-name="P4"/>
        <text:p text:style-name="P4"><text:a xlink:type="simple" xlink:href="http://bibliaonline.com.br/acf/jz/8/27" text:style-name="Internet_20_link" text:visited-style-name="Visited_20_Internet_20_Link"><text:span text:style-name="T1">Jz 8:27</text:span></text:a><text:span text:style-name="T1"> Mas veja o que acontece a essas coisas! Todo o Israel não iria seguir a Gideão quando fosse para fazer a obra do Senhor, mas eles seguiriam quando o mal estivesse envolvido nisso! Que aviso para nós!</text:span></text:p>
        <text:p text:style-name="P4"/>
        <text:p text:style-name="P4"><text:a xlink:type="simple" xlink:href="http://bibliaonline.com.br/acf/jz/8/33-35" text:style-name="Internet_20_link" text:visited-style-name="Visited_20_Internet_20_Link"><text:span text:style-name="T1">Jz 8:33-35</text:span></text:a><text:span text:style-name="T1"> A história termina com tristeza. Com que rapidez eles se esquecem do Senhor! (Depois de tudo que o Senhor tem feito por nós, depois de todo o gozo que experimentamos quando no começo aceitamos a Cristo como Salvador, com que rapidez voltamos para o pobre mundo).</text:span></text:p>
        <text:p text:style-name="P4"/>
        <text:h text:style-name="P1" text:outline-level="2"><text:bookmark-start text:name="__RefHeading___Toc2921_854452949"/>#406<text:bookmark-end text:name="__RefHeading___Toc2921_854452949"/></text:h>
        <text:p text:style-name="P4"/>
        <text:p text:style-name="P5">Um sinal de fraqueza é quando a própria reunião se torna o objeto da atenção ao invés de Cristo.</text:p>
        <text:p text:style-name="P4"/>
        <text:h text:style-name="P2" text:outline-level="2"><text:bookmark-start text:name="__RefHeading___Toc2923_854452949"/><text:a xlink:type="simple" xlink:href="http://bibliaonline.com.br/acf/jz/9" text:style-name="Internet_20_link" text:visited-style-name="Visited_20_Internet_20_Link"><text:span text:style-name="T1">JUÍZES 9</text:span></text:a><text:bookmark-end text:name="__RefHeading___Toc2923_854452949"/></text:h>
        <text:p text:style-name="P4"/>
        <text:p text:style-name="P4"><text:span text:style-name="T1">Isto é a respeito de Abimeleque, o filho de Gideão. Às vezes uma pessoa é verdadeiramente abençoada pelo Senhor em alguma obra especial para Deus. Então outros (ou possivelmente o filho da própria pessoa), pensa que pode levar o trabalho adiante. Acabam agindo sobre a fé de outros. Abimeleque era um homem que se aproveitou da reputação que seu pai possuía. Ele usa esse poder para seu próprio ganho, não para Deus. Todos os filhos de Gideão, exceto um, são mortos. "Não erreis: Deus não se deixa escarnecer; porque tudo o que o homem semear, isso também ceifará." (</text:span><text:a xlink:type="simple" xlink:href="http://bibliaonline.com.br/acf/gl/6/7" text:style-name="Internet_20_link" text:visited-style-name="Visited_20_Internet_20_Link"><text:span text:style-name="T1">Gl 6:7</text:span></text:a><text:span text:style-name="T1">).</text:span></text:p>
        <text:p text:style-name="P4"/>
        <text:p text:style-name="P4"><text:a xlink:type="simple" xlink:href="http://bibliaonline.com.br/acf/jz/9/5" text:style-name="Internet_20_link" text:visited-style-name="Visited_20_Internet_20_Link"><text:span text:style-name="T1">Jz 9:5</text:span></text:a><text:span text:style-name="T1"> É notável que o filho mais velho e o mais novo de Gideão sejam mencionados nesta instrutiva história. Em </text:span><text:a xlink:type="simple" xlink:href="http://bibliaonline.com.br/acf/jz/8/20" text:style-name="Internet_20_link" text:visited-style-name="Visited_20_Internet_20_Link"><text:span text:style-name="T1">8:20</text:span></text:a><text:span text:style-name="T1"> um filho mais velho era um dos 300 fiéis! O mais jovem é o único filho que escapa! Jeter significa "juízo vindouro". Jotão significa "Jeová é perfeito".</text:span></text:p>
        <text:p text:style-name="P4"/>
        <text:p text:style-name="P4"><text:a xlink:type="simple" xlink:href="http://bibliaonline.com.br/acf/jz/9/6-57" text:style-name="Internet_20_link" text:visited-style-name="Visited_20_Internet_20_Link"><text:span text:style-name="T1">Jz 9:6-57</text:span></text:a><text:span text:style-name="T1"> Este homem orgulhoso e egocêntrico assassinou aqueles que tinham mais </text:span><text:soft-page-break/><text:span text:style-name="T1">direitos que ele para representar seu fiel pai. O castigo cai sobre ele de uma forma humilhante.</text:span></text:p>
        <text:p text:style-name="P4"/>
        <text:p text:style-name="P4"><text:a xlink:type="simple" xlink:href="http://bibliaonline.com.br/acf/jz/9/56-57" text:style-name="Internet_20_link" text:visited-style-name="Visited_20_Internet_20_Link"><text:span text:style-name="T1">Jz 9:56-57</text:span></text:a><text:span text:style-name="T1"> Mas devemos entender que qualquer um que hoje adote o nome de Cristão está se colocando em uma posição de grande responsabilidade. Pode acontecer do verdadeiro crente permitir que a velha vida se manifeste nele. E se isso acontece, Deus Pai trata conosco. Mas sempre porque nos ama. Possamos ter uma consciência sensível e andarmos e vivermos na nova natureza.</text:span></text:p>
        <text:p text:style-name="P4"/>
        <text:h text:style-name="P1" text:outline-level="2"><text:bookmark-start text:name="__RefHeading___Toc2925_854452949"/>#407<text:bookmark-end text:name="__RefHeading___Toc2925_854452949"/></text:h>
        <text:p text:style-name="P4"/>
        <text:p text:style-name="P5">Há alguns que falam da necessidade de poder nas reuniões, tendo sua própria opinião a respeito do que significa poder. Esquecem-se que a presença do Senhor é o poder, seja para derrubar ou para edificar.</text:p>
        <text:p text:style-name="P4"/>
        <text:h text:style-name="P2" text:outline-level="2"><text:bookmark-start text:name="__RefHeading___Toc2927_854452949"/><text:a xlink:type="simple" xlink:href="http://bibliaonline.com.br/acf/jz/10" text:style-name="Internet_20_link" text:visited-style-name="Visited_20_Internet_20_Link"><text:span text:style-name="T1">JUÍZES 10</text:span></text:a><text:bookmark-end text:name="__RefHeading___Toc2927_854452949"/></text:h>
        <text:p text:style-name="P4"/>
        <text:p text:style-name="P4"><text:a xlink:type="simple" xlink:href="http://bibliaonline.com.br/acf/jz/10/1-5" text:style-name="Internet_20_link" text:visited-style-name="Visited_20_Internet_20_Link"><text:span text:style-name="T1">Jz 10:1-5</text:span></text:a><text:span text:style-name="T1"> Dois juízes sobre Israel, em cujas vidas Deus vê pouca coisa digna de nos ser contada.</text:span></text:p>
        <text:p text:style-name="P4"/>
        <text:p text:style-name="P4"><text:a xlink:type="simple" xlink:href="http://bibliaonline.com.br/acf/jz/10/6" text:style-name="Internet_20_link" text:visited-style-name="Visited_20_Internet_20_Link"><text:span text:style-name="T1">Jz 10:6</text:span></text:a><text:span text:style-name="T1"> Israel afunda ainda mais. Deus nos diz o que Ele viu. Ele relaciona cada deus que eles seguiam. Ele então resume tudo nas duas últimas observações. Era o Senhor, ou todos esses outros deuses - todos eram agrupados como uma mesma coisa.</text:span></text:p>
        <text:p text:style-name="P4"/>
        <text:p text:style-name="P4"><text:a xlink:type="simple" xlink:href="http://bibliaonline.com.br/acf/jz/10/7" text:style-name="Internet_20_link" text:visited-style-name="Visited_20_Internet_20_Link"><text:span text:style-name="T1">Jz 10:7</text:span></text:a><text:span text:style-name="T1"> Deus entrega Israel a duas das nações (Amom e os Filisteus) a cujos deuses Israel se entregara! Acaso eram essas nações amáveis e amigas de Israel por este ter se voltado a seus deuses?</text:span></text:p>
        <text:p text:style-name="P4"/>
        <text:p text:style-name="P4"><text:a xlink:type="simple" xlink:href="http://bibliaonline.com.br/acf/jz/10/8-9" text:style-name="Internet_20_link" text:visited-style-name="Visited_20_Internet_20_Link"><text:span text:style-name="T1">Jz 10:8-9</text:span></text:a><text:span text:style-name="T1"> Aquele ano! E por 18 anos!</text:span></text:p>
        <text:p text:style-name="P4"/>
        <text:p text:style-name="P4"><text:a xlink:type="simple" xlink:href="http://bibliaonline.com.br/acf/jz/10/10" text:style-name="Internet_20_link" text:visited-style-name="Visited_20_Internet_20_Link"><text:span text:style-name="T1">Jz 10:10</text:span></text:a><text:span text:style-name="T1"> Para quem podem se voltar agora? Sua confissão alcança o ouvido misericordioso de Deus. (É essa a confissão que você faz quando se vê em problemas? O Senhor escuta se você o fizer - 1 João </text:span><text:a xlink:type="simple" xlink:href="http://bibliaonline.com.br/acf/jo/1/9" text:style-name="Internet_20_link" text:visited-style-name="Visited_20_Internet_20_Link"><text:span text:style-name="T1">1:9</text:span></text:a><text:span text:style-name="T1">. Ele não provê para que andemos </text:span><text:soft-page-break/><text:span text:style-name="T1">descuidadamente, mas é misericordioso quando nos arrependemos e confessamos os nossos pecados).</text:span></text:p>
        <text:p text:style-name="P4"/>
        <text:p text:style-name="P4"><text:a xlink:type="simple" xlink:href="http://bibliaonline.com.br/acf/jz/10/11-14" text:style-name="Internet_20_link" text:visited-style-name="Visited_20_Internet_20_Link"><text:span text:style-name="T1">Jz 10:11-14</text:span></text:a><text:span text:style-name="T1"> Mais uma vez essas duas nações são mencionadas, Amom e os Filisteus; Deus já havia libertado Israel deles antes! E voltaram e adoraram seus deuses! (Estamos fazendo exatamente o mesmo quando abrimos mão da Palavra de Deus).</text:span></text:p>
        <text:p text:style-name="P4"/>
        <text:p text:style-name="P4"><text:a xlink:type="simple" xlink:href="http://bibliaonline.com.br/acf/jz/10/15" text:style-name="Internet_20_link" text:visited-style-name="Visited_20_Internet_20_Link"><text:span text:style-name="T1">Jz 10:15</text:span></text:a><text:span text:style-name="T1"> O que Israel faz aqui é o que nós crentes devemos fazer também. (A menos que nos separemos dos ensinos que sabemos ser contrários à Palavra de Deus, não iremos crescer em nossa alma).</text:span></text:p>
        <text:p text:style-name="P4"/>
        <text:p text:style-name="P4"><text:a xlink:type="simple" xlink:href="http://bibliaonline.com.br/acf/jz/10/16" text:style-name="Internet_20_link" text:visited-style-name="Visited_20_Internet_20_Link"><text:span text:style-name="T1">Jz 10:16</text:span></text:a><text:span text:style-name="T1"> Deus sentia a miséria deles mais do que eles próprios.</text:span></text:p>
        <text:p text:style-name="P4"/>
        <text:h text:style-name="P1" text:outline-level="2"><text:bookmark-start text:name="__RefHeading___Toc2929_854452949"/>#408<text:bookmark-end text:name="__RefHeading___Toc2929_854452949"/></text:h>
        <text:p text:style-name="P4"/>
        <text:p text:style-name="P5">Os vestidos gastos dos Gibeonitas foram mais poderosos em seus efeitos do que as poderosas muralhas de Jericó.</text:p>
        <text:p text:style-name="P4"/>
        <text:h text:style-name="P2" text:outline-level="2"><text:bookmark-start text:name="__RefHeading___Toc2931_854452949"/><text:a xlink:type="simple" xlink:href="http://bibliaonline.com.br/acf/jz/11" text:style-name="Internet_20_link" text:visited-style-name="Visited_20_Internet_20_Link"><text:span text:style-name="T1">JUÍZES 11</text:span></text:a><text:bookmark-end text:name="__RefHeading___Toc2931_854452949"/></text:h>
        <text:p text:style-name="P4"/>
        <text:p text:style-name="P4"><text:span text:style-name="T1">As coisas estão indo de mal para pior para Israel. Abimeleque (</text:span><text:a xlink:type="simple" xlink:href="http://bibliaonline.com.br/acf/jz/9" text:style-name="Internet_20_link" text:visited-style-name="Visited_20_Internet_20_Link"><text:span text:style-name="T1">capítulo 9</text:span></text:a><text:span text:style-name="T1">) era filho de uma concubina, mas aqui temos o filho de uma prostituta. Deus está nos mostrando a baixa condição de Israel por meio dos fracos instrumentos que Ele usa para auxiliá-los. E assim acontece hoje. Deus não usará um instrumento mais refinado enquanto Israel estiver em um estado tão baixo. Jefté parece ser o líder de um grupo de homens rudes.</text:span></text:p>
        <text:p text:style-name="P4"/>
        <text:p text:style-name="P4"><text:a xlink:type="simple" xlink:href="http://bibliaonline.com.br/acf/jz/11/4-5" text:style-name="Internet_20_link" text:visited-style-name="Visited_20_Internet_20_Link"><text:span text:style-name="T1">Jz 11:4-5</text:span></text:a><text:span text:style-name="T1"> Amom ataca Israel.</text:span></text:p>
        <text:p text:style-name="P4"/>
        <text:p text:style-name="P4"><text:a xlink:type="simple" xlink:href="http://bibliaonline.com.br/acf/jz/11/6-11" text:style-name="Internet_20_link" text:visited-style-name="Visited_20_Internet_20_Link"><text:span text:style-name="T1">Jz 11:6-11</text:span></text:a><text:span text:style-name="T1"> Embora Jefté tivesse sido um homem rude; e apesar de fazer um voto imprudente (no final do capítulo), nestes versículos vemos o homem agindo com muito cuidado. Ele quer certificar-se de estar fazendo o que é certo antes de tomar uma atitude! Não se tratava apenas de sair correndo para guerrear contra os Amonitas. Jefté queria ter certeza de que Deus estava por detrás desse movimento, e que seria para o bem de </text:span><text:soft-page-break/><text:span text:style-name="T1">Israel. (É bom que nos lembremos de que se fazemos as coisas para Deus de uma maneira contrária à Sua Palavra, no final não teremos a bênção de Deus. Antes de mais nada deve haver obediência à Sua Palavra).</text:span></text:p>
        <text:p text:style-name="P4"/>
        <text:p text:style-name="P4"><text:a xlink:type="simple" xlink:href="http://bibliaonline.com.br/acf/jz/11/30-40" text:style-name="Internet_20_link" text:visited-style-name="Visited_20_Internet_20_Link"><text:span text:style-name="T1">Jz 11:30-40</text:span></text:a><text:span text:style-name="T1"> Jefté faz uma promessa imprudente a Deus. Ele provavelmente imaginava que uma ovelha ou uma cabra sairia de sua casa. Vemos quem saiu! (Precisamos ter muito cuidado com as promessas que fazemos a Deus. Deus não nos pede pagamento pelo bem que Ele nos faz.) Jefté paga por seu voto imprudente.</text:span></text:p>
        <text:p text:style-name="P4"/>
        <text:h text:style-name="P1" text:outline-level="2"><text:bookmark-start text:name="__RefHeading___Toc2933_854452949"/>#409<text:bookmark-end text:name="__RefHeading___Toc2933_854452949"/></text:h>
        <text:p text:style-name="P4"/>
        <text:p text:style-name="P5">"Laodicéia" é... reter a verdade e a posição divina sem que aquela verdade e posição tenham qualquer efeito prático em minha vida.</text:p>
        <text:p text:style-name="P4"/>
        <text:h text:style-name="P2" text:outline-level="2"><text:bookmark-start text:name="__RefHeading___Toc2935_854452949"/><text:a xlink:type="simple" xlink:href="http://bibliaonline.com.br/acf/jz/12" text:style-name="Internet_20_link" text:visited-style-name="Visited_20_Internet_20_Link"><text:span text:style-name="T1">JUÍZES 12</text:span></text:a><text:bookmark-end text:name="__RefHeading___Toc2935_854452949"/></text:h>
        <text:p text:style-name="P4"/>
        <text:p text:style-name="P4"><text:a xlink:type="simple" xlink:href="http://bibliaonline.com.br/acf/jz/12/1-7" text:style-name="Internet_20_link" text:visited-style-name="Visited_20_Internet_20_Link"><text:span text:style-name="T1">Jz 12:1-7</text:span></text:a><text:span text:style-name="T1"> Você irá se lembrar da calma com que Gideão respondeu a esse mesmo povo de Efraim. Mas Jefté é um homem rude e age de modo diferente. (Um crente deve ser paciente, e não revidar quando é criticado).</text:span></text:p>
        <text:p text:style-name="P4"/>
        <text:p text:style-name="P4"><text:a xlink:type="simple" xlink:href="http://bibliaonline.com.br/acf/jz/12/6" text:style-name="Internet_20_link" text:visited-style-name="Visited_20_Internet_20_Link"><text:span text:style-name="T1">Jz 12:6</text:span></text:a><text:span text:style-name="T1"> Por não conseguirem pronunciar uma palavra da forma adequada, ele mata 42000 homens. Tudo isso mostra o quanto Israel havia afundado nessa época.</text:span></text:p>
        <text:p text:style-name="P4"/>
        <text:p text:style-name="P4"><text:a xlink:type="simple" xlink:href="http://bibliaonline.com.br/acf/jz/12/8-15" text:style-name="Internet_20_link" text:visited-style-name="Visited_20_Internet_20_Link"><text:span text:style-name="T1">Jz 12:8-15</text:span></text:a><text:span text:style-name="T1"> Vinte e cinco anos se passam. Nenhuma palavra sobre o Senhor. Apenas comentários sobre a forma egoísta como viviam.</text:span></text:p>
        <text:p text:style-name="P4"/>
        <text:h text:style-name="P1" text:outline-level="2"><text:bookmark-start text:name="__RefHeading___Toc2937_854452949"/>#410<text:bookmark-end text:name="__RefHeading___Toc2937_854452949"/></text:h>
        <text:p text:style-name="P4"/>
        <text:p text:style-name="P5">O maior obstáculo para a obediência de um crente é o mundo.</text:p>
        <text:p text:style-name="P4"/>
        <text:h text:style-name="P2" text:outline-level="2"><text:bookmark-start text:name="__RefHeading___Toc2939_854452949"/><text:a xlink:type="simple" xlink:href="http://bibliaonline.com.br/acf/jz/13" text:style-name="Internet_20_link" text:visited-style-name="Visited_20_Internet_20_Link"><text:span text:style-name="T1">JUÍZES 13</text:span></text:a><text:bookmark-end text:name="__RefHeading___Toc2939_854452949"/></text:h>
        <text:p text:style-name="P4"/>
        <text:p text:style-name="P4"><text:soft-page-break/><text:a xlink:type="simple" xlink:href="http://bibliaonline.com.br/acf/jz/13/1" text:style-name="Internet_20_link" text:visited-style-name="Visited_20_Internet_20_Link"><text:span text:style-name="T1">Jz 13:1</text:span></text:a><text:span text:style-name="T1"> Depois de tudo o que Deus fez por este povo, eles se rebelam mais uma vez e fazem o mal aos olhos de Deus. Por isso Deus permite que os Filisteus vençam os Israelitas. (Quando nós crentes queremos seguir nosso próprio caminho, Deus pode permitir que venham problemas em nossa vida para nos fazer parar e dar ouvidos a Ele).</text:span></text:p>
        <text:p text:style-name="P4"/>
        <text:p text:style-name="P4"><text:a xlink:type="simple" xlink:href="http://bibliaonline.com.br/acf/jz/13/2-25" text:style-name="Internet_20_link" text:visited-style-name="Visited_20_Internet_20_Link"><text:span text:style-name="T1">Jz 13:2-25</text:span></text:a><text:span text:style-name="T1"> Podemos aprender muito desta história, se prestarmos bastante atenção. Repare o quanto sua esposa entende de Deus mais que seu próprio marido. (O entendimento de Deus é resultado da obediência àquilo que já conhecemos de Sua Palavra. Para aqueles que obedecem, Sua Palavra é simples e certa - </text:span><text:a xlink:type="simple" xlink:href="http://bibliaonline.com.br/acf/pv/8/8-9" text:style-name="Internet_20_link" text:visited-style-name="Visited_20_Internet_20_Link"><text:span text:style-name="T1">Pv 8:8-9</text:span></text:a><text:span text:style-name="T1">). Israel estava afundando cada vez mais, esquecendo-se de Deus. Quando vemos quanta ruína havia na vida de Sansão, entendemos quão miserável era a posição em que o povo estava para com Deus. Lembre-se disso enquanto estiver lendo os próximos capítulos. Caso contrário, você ficará espantado de Deus aceitar tamanha mistura de bem e mal em um homem.</text:span></text:p>
        <text:p text:style-name="P4"/>
        <text:h text:style-name="P1" text:outline-level="2"><text:bookmark-start text:name="__RefHeading___Toc2941_854452949"/>#411<text:bookmark-end text:name="__RefHeading___Toc2941_854452949"/></text:h>
        <text:p text:style-name="P4"/>
        <text:p text:style-name="P5">A falsa humildade é orgulho disfarçado. A verdadeira humildade não apenas pode assumir o lugar mais baixo, mas pode aceitar qualquer lugar, desde que o Senhor seja glorificado.</text:p>
        <text:p text:style-name="P4"/>
        <text:h text:style-name="P2" text:outline-level="2"><text:bookmark-start text:name="__RefHeading___Toc2943_854452949"/><text:a xlink:type="simple" xlink:href="http://bibliaonline.com.br/acf/jz/14" text:style-name="Internet_20_link" text:visited-style-name="Visited_20_Internet_20_Link"><text:span text:style-name="T1">JUÍZES 14</text:span></text:a><text:bookmark-end text:name="__RefHeading___Toc2943_854452949"/></text:h>
        <text:p text:style-name="P4"/>
        <text:p text:style-name="P4"><text:span text:style-name="T1">Você pode ficar intrigado com o fato de Deus apresentar uma história tão estranha como esta, mas lembre-se de que os dias dos juízes eram maus dias. Israel havia afundado a um nível incrivelmente baixo. Pense também em Romanos </text:span><text:a xlink:type="simple" xlink:href="http://bibliaonline.com.br/acf/rm/5/20" text:style-name="Internet_20_link" text:visited-style-name="Visited_20_Internet_20_Link"><text:span text:style-name="T1">5:20</text:span></text:a><text:span text:style-name="T1">, Deus tirando o melhor do meio do pior e Satanás fazendo o oposto. Deus nos diz a verdae, e Ele não está dizendo que aquilo que Sansão fazia era certo. Hebreus </text:span><text:a xlink:type="simple" xlink:href="http://bibliaonline.com.br/acf/hb/11/32-33" text:style-name="Internet_20_link" text:visited-style-name="Visited_20_Internet_20_Link"><text:span text:style-name="T1">11:32-33</text:span></text:a><text:span text:style-name="T1"> revela o que Deus viu no coração de Sansão.</text:span></text:p>
        <text:p text:style-name="P4"/>
        <text:p text:style-name="P4"><text:a xlink:type="simple" xlink:href="http://bibliaonline.com.br/acf/jz/14/12-18" text:style-name="Internet_20_link" text:visited-style-name="Visited_20_Internet_20_Link"><text:span text:style-name="T1">Jz 14:12-18</text:span></text:a><text:span text:style-name="T1"> Um interessante enigma. </text:span><text:a xlink:type="simple" xlink:href="http://bibliaonline.com.br/acf/jz/14/14" text:style-name="Internet_20_link" text:visited-style-name="Visited_20_Internet_20_Link"><text:span text:style-name="T1">Vers. 14</text:span></text:a><text:span text:style-name="T1"> - o "comedor" é o leão. Mas aqui uma figura de Satanás - (o inimigo em grande poder). Mas Deus é mais forte que Satanás. E da vitória de Cristo ("o forte") sobre Satanás na cruz, saiu a doçura da salvação. Que contraste entre Cristo e Sansão. Sansão era forte. Cristo, como homem, era fraco - </text:span><text:a xlink:type="simple" xlink:href="http://bibliaonline.com.br/acf/2co/13/4" text:style-name="Internet_20_link" text:visited-style-name="Visited_20_Internet_20_Link"><text:span text:style-name="T1">2 Co 13:4</text:span></text:a><text:span text:style-name="T1">.</text:span></text:p>
        <text:p text:style-name="P4"/>
        <text:h text:style-name="P1" text:outline-level="2"><text:bookmark-start text:name="__RefHeading___Toc2945_854452949"/>#412<text:bookmark-end text:name="__RefHeading___Toc2945_854452949"/></text:h>
        <text:p text:style-name="P4"/>
        <text:p text:style-name="P4"><text:span text:style-name="T1">Não podemos nos apegar a uma doutrina que não estamos vivendo. </text:span><text:a xlink:type="simple" xlink:href="http://bibliaonline.com.br/acf/sl/11/5" text:style-name="Internet_20_link" text:visited-style-name="Visited_20_Internet_20_Link"><text:span text:style-name="T1">Sl 115</text:span></text:a></text:p>
        <text:p text:style-name="P4"/>
        <text:h text:style-name="P2" text:outline-level="2"><text:bookmark-start text:name="__RefHeading___Toc2947_854452949"/><text:a xlink:type="simple" xlink:href="http://bibliaonline.com.br/acf/jz/15" text:style-name="Internet_20_link" text:visited-style-name="Visited_20_Internet_20_Link"><text:span text:style-name="T1">JUÍZES 15</text:span></text:a><text:bookmark-end text:name="__RefHeading___Toc2947_854452949"/></text:h>
        <text:p text:style-name="P4"/>
        <text:p text:style-name="P4"><text:span text:style-name="T1">Compare </text:span><text:a xlink:type="simple" xlink:href="http://bibliaonline.com.br/acf/jz/15/15" text:style-name="Internet_20_link" text:visited-style-name="Visited_20_Internet_20_Link"><text:span text:style-name="T1">15:15</text:span></text:a><text:span text:style-name="T1"> com </text:span><text:a xlink:type="simple" xlink:href="http://bibliaonline.com.br/acf/jz/15/6" text:style-name="Internet_20_link" text:visited-style-name="Visited_20_Internet_20_Link"><text:span text:style-name="T1">15:6</text:span></text:a><text:span text:style-name="T1">, e veja a horrível traição dos Filisteus. Se você está surpreso de como Deus podia suportar toda essa impiedade e corrupção moral, lembre-se de que trata-se apenas de uma figura do que Deus vê e suporta no mundo hoje. (Mas os crentes que andam desordenadamente são avisados em 1 Coríntios </text:span><text:a xlink:type="simple" xlink:href="http://bibliaonline.com.br/acf/1co/11/30" text:style-name="Internet_20_link" text:visited-style-name="Visited_20_Internet_20_Link"><text:span text:style-name="T1">11:30</text:span></text:a><text:span text:style-name="T1">. Não pensemos nem por um momento que irá existir qualquer paz ou alegria no coração do crente que vive hoje apenas para agradar a si mesmo).</text:span></text:p>
        <text:p text:style-name="P4"/>
        <text:p text:style-name="P4"><text:a xlink:type="simple" xlink:href="http://bibliaonline.com.br/acf/jz/15/9-20" text:style-name="Internet_20_link" text:visited-style-name="Visited_20_Internet_20_Link"><text:span text:style-name="T1">Jz 15:9-20</text:span></text:a><text:span text:style-name="T1"> O povo de Israel está com tanto medo de seu inimigo que culpam Sansão por seus problemas! Deus lhe dá força para vencer seus inimigos uma vez mais.</text:span></text:p>
        <text:p text:style-name="P4"/>
        <text:p text:style-name="P4"><text:a xlink:type="simple" xlink:href="http://bibliaonline.com.br/acf/jz/15/12" text:style-name="Internet_20_link" text:visited-style-name="Visited_20_Internet_20_Link"><text:span text:style-name="T1">Jz 15:12</text:span></text:a><text:span text:style-name="T1"> Que vergonha para a tribo de Judá! A tribo da qual viriam a nascer o Rei Davi e o Senhor Jesus.</text:span></text:p>
        <text:p text:style-name="P4"/>
        <text:p text:style-name="P4"><text:a xlink:type="simple" xlink:href="http://bibliaonline.com.br/acf/jz/15/18-20" text:style-name="Internet_20_link" text:visited-style-name="Visited_20_Internet_20_Link"><text:span text:style-name="T1">Jz 15:18-20</text:span></text:a><text:span text:style-name="T1"> Mesmo em sua vitória sua fé é pequena. Mas veja como Deus é fiel!.</text:span></text:p>
        <text:p text:style-name="P4"/>
        <text:h text:style-name="P1" text:outline-level="2"><text:bookmark-start text:name="__RefHeading___Toc2949_854452949"/>#413<text:bookmark-end text:name="__RefHeading___Toc2949_854452949"/></text:h>
        <text:p text:style-name="P4"/>
        <text:p text:style-name="P5">Lembremo-nos do que somos em nós mesmos, quando falamos em disciplinar alguém.</text:p>
        <text:p text:style-name="P4"/>
        <text:h text:style-name="P2" text:outline-level="2"><text:bookmark-start text:name="__RefHeading___Toc2951_854452949"/><text:a xlink:type="simple" xlink:href="http://bibliaonline.com.br/acf/jz/16" text:style-name="Internet_20_link" text:visited-style-name="Visited_20_Internet_20_Link"><text:span text:style-name="T1">JUÍZES 16</text:span></text:a><text:bookmark-end text:name="__RefHeading___Toc2951_854452949"/></text:h>
        <text:p text:style-name="P4"/>
        <text:p text:style-name="P4"><text:a xlink:type="simple" xlink:href="http://bibliaonline.com.br/acf/jz/16/1-3" text:style-name="Internet_20_link" text:visited-style-name="Visited_20_Internet_20_Link"><text:span text:style-name="T1">Jz 16:1-3</text:span></text:a><text:span text:style-name="T1"> Aqui Sansão cai ainda mais. A Bíblia diz que "o caminho dos prevaricadores é áspero" - </text:span><text:a xlink:type="simple" xlink:href="http://bibliaonline.com.br/acf/pv/13/15" text:style-name="Internet_20_link" text:visited-style-name="Visited_20_Internet_20_Link"><text:span text:style-name="T1">Pv 13:15</text:span></text:a><text:span text:style-name="T1">. Sansão está recebendo a paga por seus pecados. O homem culpado cai na conversa da "mulher estranha" - </text:span><text:a xlink:type="simple" xlink:href="http://bibliaonline.com.br/acf/pv/5/3" text:style-name="Internet_20_link" text:visited-style-name="Visited_20_Internet_20_Link"><text:span text:style-name="T1">Pv 5:3</text:span></text:a><text:span text:style-name="T1">. Este é o poder do pecado que cega. Sansão não discerne a maldade dela, nem o perigo que corre. (Crentes descuidados perdem sua habilidade de enxergar o perigo). Seu segredo para com Deus, da sua força, era seu cabelo longo. Enquanto o conservasse, ele seria forte. Mas ele conta seu segredo a uma prostituta, que fazia isso por dinheiro.</text:span></text:p>
        <text:p text:style-name="P4"/>
        <text:p text:style-name="P4"><text:a xlink:type="simple" xlink:href="http://bibliaonline.com.br/acf/jz/16/21-31" text:style-name="Internet_20_link" text:visited-style-name="Visited_20_Internet_20_Link"><text:span text:style-name="T1">Jz 16:21-31</text:span></text:a><text:span text:style-name="T1"> Sansão perde sua força, e seus olhos. Ele é rebaixado ao ponto de ser feito diversão e escravo do inimigo de Deus e de Israel. Mas Deus está para obter uma vitória para Si. O pobre Sansão volta-se para o Senhor em sua horrível condição, e o Senhor o ouve. (Mas podemos aprender uma lição para nós aqui). Não podendo contar com seus olhos naturais, ele via mais claro com seus "olhos interiores". (E nós também precisamos que os "olhos do nosso entendimento" </text:span><text:a xlink:type="simple" xlink:href="http://bibliaonline.com.br/acf/ef/1/18" text:style-name="Internet_20_link" text:visited-style-name="Visited_20_Internet_20_Link"><text:span text:style-name="T1">Ef 1:18</text:span></text:a><text:span text:style-name="T1">, sejam abertos). Com frequência Sansão havia usado seus olhos naturais para objetivos egoístas e pecaminosos (</text:span><text:a xlink:type="simple" xlink:href="http://bibliaonline.com.br/acf/jz/14/1" text:style-name="Internet_20_link" text:visited-style-name="Visited_20_Internet_20_Link"><text:span text:style-name="T1">14:1</text:span></text:a><text:span text:style-name="T1">, </text:span><text:a xlink:type="simple" xlink:href="http://bibliaonline.com.br/acf/jz/16/1" text:style-name="Internet_20_link" text:visited-style-name="Visited_20_Internet_20_Link"><text:span text:style-name="T1">16:1</text:span></text:a><text:span text:style-name="T1">). Lembremo-nos de que temos uma velha natureza como a de Sansão. No fim de sua vida Sansão estava querendo morrer pelonome do Senhor. Os Filisteus estavam honrando seu deus Dagon. Mas o Senhor não podia permitir isso diante de uma oração como a que Sansão fez. Sansão trouxe mais honra a Deus em sua morte que em sua vida.</text:span></text:p>
        <text:p text:style-name="P4"/>
        <text:h text:style-name="P1" text:outline-level="2"><text:bookmark-start text:name="__RefHeading___Toc2953_854452949"/>#414<text:bookmark-end text:name="__RefHeading___Toc2953_854452949"/></text:h>
        <text:p text:style-name="P4"/>
        <text:p text:style-name="P5">O orgulho bloqueia o caminho do discernimento.</text:p>
        <text:p text:style-name="P4"/>
        <text:h text:style-name="P2" text:outline-level="2"><text:bookmark-start text:name="__RefHeading___Toc2955_854452949"/><text:a xlink:type="simple" xlink:href="http://bibliaonline.com.br/acf/jz/17" text:style-name="Internet_20_link" text:visited-style-name="Visited_20_Internet_20_Link"><text:span text:style-name="T1">JUÍZES 17</text:span></text:a><text:bookmark-end text:name="__RefHeading___Toc2955_854452949"/></text:h>
        <text:p text:style-name="P4"/>
        <text:p text:style-name="P4"><text:span text:style-name="T1">Do </text:span><text:a xlink:type="simple" xlink:href="http://bibliaonline.com.br/acf/jz/17" text:style-name="Internet_20_link" text:visited-style-name="Visited_20_Internet_20_Link"><text:span text:style-name="T1">capítulo 17</text:span></text:a><text:span text:style-name="T1"> ao final do livro temos um suplemento ou apêndice que nos fala de acontecimentos terríveis acontecidos centenas de anos antes dos capítulos anteriores. Um motivo, sugerido por um escritor, é que se estes tristes eventos foram inseridos antes, teriam interrompido a principal instrução do livro de Juízes. Mas não pense nesta seção como sendo algo que tenha sido inserido por algum ser humano. Toda a Bíblia é divina. Deus usou muitos escritores, mas soprou o que cada pessoa devia dizer.</text:span></text:p>
        <text:p text:style-name="P4"/>
        <text:p text:style-name="P4"><text:a xlink:type="simple" xlink:href="http://bibliaonline.com.br/acf/jz/17/1-6" text:style-name="Internet_20_link" text:visited-style-name="Visited_20_Internet_20_Link"><text:span text:style-name="T1">Jz 17:1-6</text:span></text:a><text:span text:style-name="T1"> Não importa o quão má uma pessoa seja, por dentro ela quer ser religiosa! Não queremos dizer com isso que as pessoas desejem conhecer a Deus, mas cada coração se agarra a algo. E Satanás lhes dá um deus falso.</text:span></text:p>
        <text:p text:style-name="P4"/>
        <text:p text:style-name="P4"><text:a xlink:type="simple" xlink:href="http://bibliaonline.com.br/acf/jz/17/7-13" text:style-name="Internet_20_link" text:visited-style-name="Visited_20_Internet_20_Link"><text:span text:style-name="T1">Jz 17:7-13</text:span></text:a><text:span text:style-name="T1"> Este sacerdote está em busca de uma vida melhor, e um lugar mais livre onde possa praticar sua religião. Isso na verdade estava se transformando em uma adoração a ídolos. Que vergonha que o Senhor fosse abandonado, e que levantassem um rival a Deus, mas usando o Nome de Deus!</text:span></text:p>
        <text:p text:style-name="P4"/>
        <text:h text:style-name="P1" text:outline-level="2"><text:bookmark-start text:name="__RefHeading___Toc2957_854452949"/>#415<text:bookmark-end text:name="__RefHeading___Toc2957_854452949"/></text:h>
        <text:p text:style-name="P4"/>
        <text:p text:style-name="P5">Quanto maior for a profissão verbal de santidade e separação para Deus que um cristão fizer, maior será a urgência com que Deus irá exigir dele uma semelhança, na prática, a Jesus nosso Senhor.</text:p>
        <text:p text:style-name="P4"/>
        <text:h text:style-name="P2" text:outline-level="2"><text:bookmark-start text:name="__RefHeading___Toc2959_854452949"/><text:a xlink:type="simple" xlink:href="http://bibliaonline.com.br/acf/jz/18" text:style-name="Internet_20_link" text:visited-style-name="Visited_20_Internet_20_Link"><text:span text:style-name="T1">JUÍZES 18</text:span></text:a><text:bookmark-end text:name="__RefHeading___Toc2959_854452949"/></text:h>
        <text:p text:style-name="P4"/>
        <text:p text:style-name="P5">A tribo de Dã foi a primeira das tribos de Israel a cair na idolatria. Pouco a pouco ela foi se tornando pior, até que todo o Israel acabasse se voltando para ídolos e afastando-se do Deus vivo. Finalmente Deus os varreu para fora de sua terra. Hoje podemos não ter imagens para adorar como ídolos, mas qualquer coisa que nós crentes tenhamos que nos impeça de seguir de perto o Senhor, pode ser um ídolo.</text:p>
        <text:p text:style-name="P4"/>
        <text:p text:style-name="P4"><text:a xlink:type="simple" xlink:href="http://bibliaonline.com.br/acf/jz/18/1" text:style-name="Internet_20_link" text:visited-style-name="Visited_20_Internet_20_Link"><text:span text:style-name="T1">Jz 18:1</text:span></text:a><text:span text:style-name="T1"> É interessante reparar que esta primeira sentença aparece quatro vezes no livro (</text:span><text:a xlink:type="simple" xlink:href="http://bibliaonline.com.br/acf/jz/17/6" text:style-name="Internet_20_link" text:visited-style-name="Visited_20_Internet_20_Link"><text:span text:style-name="T1">17:6</text:span></text:a><text:span text:style-name="T1">, aqui, </text:span><text:a xlink:type="simple" xlink:href="http://bibliaonline.com.br/acf/jz/19/1" text:style-name="Internet_20_link" text:visited-style-name="Visited_20_Internet_20_Link"><text:span text:style-name="T1">19:1</text:span></text:a><text:span text:style-name="T1"> e </text:span><text:a xlink:type="simple" xlink:href="http://bibliaonline.com.br/acf/jz/21/25" text:style-name="Internet_20_link" text:visited-style-name="Visited_20_Internet_20_Link"><text:span text:style-name="T1">21:25</text:span></text:a><text:span text:style-name="T1">). Nos fala da razão por que as coisas estavam tão ruins nesta seção, tanto do ponto de vista moral como religioso.</text:span></text:p>
        <text:p text:style-name="P4"/>
        <text:p text:style-name="P4"><text:a xlink:type="simple" xlink:href="http://bibliaonline.com.br/acf/jz/18/2-" text:style-name="Internet_20_link" text:visited-style-name="Visited_20_Internet_20_Link"><text:span text:style-name="T1">Jz 18:2-</text:span></text:a><text:span text:style-name="T1">final Estes versículos nos falam do terrível estabelecimento de ídolos em Israel com uma aparência de santidade. Era, na realidade, colocar Deus totalmente de lado e vergonhosamente estabelecer um ritual a Ele.</text:span></text:p>
        <text:p text:style-name="P4"/>
        <text:h text:style-name="P1" text:outline-level="2"><text:bookmark-start text:name="__RefHeading___Toc2961_854452949"/>#416<text:bookmark-end text:name="__RefHeading___Toc2961_854452949"/></text:h>
        <text:p text:style-name="P4"/>
        <text:p text:style-name="P5">O liberalismo hoje se opõe a toda a certeza e é a fonte do mal.</text:p>
        <text:p text:style-name="P4"/>
        <text:h text:style-name="P2" text:outline-level="2"><text:bookmark-start text:name="__RefHeading___Toc2963_854452949"/><text:a xlink:type="simple" xlink:href="http://bibliaonline.com.br/acf/jz/19" text:style-name="Internet_20_link" text:visited-style-name="Visited_20_Internet_20_Link"><text:span text:style-name="T1">JUÍZES 19</text:span></text:a><text:bookmark-end text:name="__RefHeading___Toc2963_854452949"/></text:h>
        <text:p text:style-name="P4"/>
        <text:p text:style-name="P5">É difícil de acreditar que uma cidade de Israel pudesse ter afundado a uma imoralidade tão extrema quando a de Sodoma e Gomorra (homosexualismo). Naquelas cidades Deus havia feito chover fogo e enxofre por causa de seu horrível comportamento. Confiamos que você esteja enxergando o paralelo entre esses eventos e o que está acontecendo hoje ao redor. Uma vergonhosa liberalidade está sendo tratada com leviandade enquanto, ao mesmo tempo, se introduz o movimento de nova era, que tenta fazer do homem um deus.</text:p>
        <text:p text:style-name="P4"/>
        <text:p text:style-name="P4"><text:a xlink:type="simple" xlink:href="http://bibliaonline.com.br/acf/jz/19/30" text:style-name="Internet_20_link" text:visited-style-name="Visited_20_Internet_20_Link"><text:span text:style-name="T1">Jz 19:30</text:span></text:a><text:span text:style-name="T1"> É bom termos este versículo, pois pelo menos o povo dizia que coisas assim nunca tinham acontecido em Israel.</text:span></text:p>
        <text:p text:style-name="P4"/>
        <text:h text:style-name="P1" text:outline-level="2"><text:bookmark-start text:name="__RefHeading___Toc2965_854452949"/>#417<text:bookmark-end text:name="__RefHeading___Toc2965_854452949"/></text:h>
        <text:p text:style-name="P4"/>
        <text:p text:style-name="P5">Um caminho largo significa uma consciência larga, não um coração amplo. Temos um caminho estreito, mas é um caminho conhecido, e um caminho direito.</text:p>
        <text:p text:style-name="P4"/>
        <text:h text:style-name="P2" text:outline-level="2"><text:bookmark-start text:name="__RefHeading___Toc2967_854452949"/><text:a xlink:type="simple" xlink:href="http://bibliaonline.com.br/acf/jz/20" text:style-name="Internet_20_link" text:visited-style-name="Visited_20_Internet_20_Link"><text:span text:style-name="T1">JUÍZES 20</text:span></text:a><text:bookmark-end text:name="__RefHeading___Toc2967_854452949"/></text:h>
        <text:p text:style-name="P4"/>
        <text:p text:style-name="P4"><text:a xlink:type="simple" xlink:href="http://bibliaonline.com.br/acf/jz/20/1-11" text:style-name="Internet_20_link" text:visited-style-name="Visited_20_Internet_20_Link"><text:span text:style-name="T1">Jz 20:1-11</text:span></text:a><text:span text:style-name="T1"> Todo o Israel envia homens para que se reunam para decidir o que farão. Repare que não é por haver entrado a idolatria, mas porque os direitos sociais foram tocados. É como as pessoas hoje que ficam furiosas com as condições de nosso país, mas não com o fato das pessoas se afastarem de Deus.</text:span></text:p>
        <text:p text:style-name="P4"/>
        <text:p text:style-name="P4"><text:a xlink:type="simple" xlink:href="http://bibliaonline.com.br/acf/jz/20/12-48" text:style-name="Internet_20_link" text:visited-style-name="Visited_20_Internet_20_Link"><text:span text:style-name="T1">Jz 20:12-48</text:span></text:a><text:span text:style-name="T1"> Mas Deus tem a Sua maneira de acordar as pessoas, e trazê-las de volta a Ele. O povo de Israel, por meio deste terrível acontecimento, são levados a um ponto em que ficam preocupados que o nome de Deus esteja sendo injuriado. Inicialmente a principal preocupação deles era para com o Levita e sua concumbina. Deus não estava em nenhum de seus pensamentos. Eles fizeram seus planos de punir os homens de Gibeá, mas usam planos humanos para isso. Então eles pedem conselho a Deus! Mas Deus tem uma forma de ensinar a todos eles que Ele deve ser consultado primeiro!</text:span></text:p>
        <text:p text:style-name="P4"/>
        <text:p text:style-name="P4"><text:a xlink:type="simple" xlink:href="http://bibliaonline.com.br/acf/jz/20/19-48" text:style-name="Internet_20_link" text:visited-style-name="Visited_20_Internet_20_Link"><text:span text:style-name="T1">Jz 20:19-48</text:span></text:a><text:span text:style-name="T1"> Mesmo apesar das onze tribos estarem moralmente corretas em sua posição, elas estavam erradas em agir com tanta pressa. Sua própria condição era ruim. Às vezes crentes descuidados agem de modo muito violento quanto pensam que algum mal tenha sido feito, mas normalmente estão preocupados com sua própria reputação, e não com a glória do Senhor. Assim quando alguém de nossa família se envolve com problemas.</text:span></text:p>
        <text:p text:style-name="P4"/>
        <text:p text:style-name="P4"><text:a xlink:type="simple" xlink:href="http://bibliaonline.com.br/acf/jz/20/23-48" text:style-name="Internet_20_link" text:visited-style-name="Visited_20_Internet_20_Link"><text:span text:style-name="T1">Jz 20:23-48</text:span></text:a><text:span text:style-name="T1"> Pela primeira vez eles chamam Benjamim de "irmão". Mas eles ainda não estão adequadamente humilhados diante de Deus. É só depois disso ter acontecido que eles estão em uma condição adequada para serem usados para punir Benjamim. Mas Israel perdeu 40.000 homens!</text:span></text:p>
        <text:p text:style-name="P4"/>
        <text:p text:style-name="P4"><text:a xlink:type="simple" xlink:href="http://bibliaonline.com.br/acf/jz/20/28" text:style-name="Internet_20_link" text:visited-style-name="Visited_20_Internet_20_Link"><text:span text:style-name="T1">Jz 20:28</text:span></text:a><text:span text:style-name="T1"> Este é o versículo que nos faz conhecer que tudo isso aconteceu antes do restante do livro de Juízes. Finéias estava vivo nos dias de Moisés, antes que tivessem atravessado o Jordão - Números </text:span><text:a xlink:type="simple" xlink:href="http://bibliaonline.com.br/acf/nm/25/7" text:style-name="Internet_20_link" text:visited-style-name="Visited_20_Internet_20_Link"><text:span text:style-name="T1">25:7</text:span></text:a><text:span text:style-name="T1">.</text:span></text:p>
        <text:p text:style-name="P4"/>
        <text:h text:style-name="P1" text:outline-level="2"><text:bookmark-start text:name="__RefHeading___Toc2969_854452949"/>#418<text:bookmark-end text:name="__RefHeading___Toc2969_854452949"/></text:h>
        <text:p text:style-name="P4"/>
        <text:p text:style-name="P5">Reputação é apenas aquilo que as pessoas pensam de nós; caráter é o que Deus conhece de nós. Procure por quem as pessoas piedosas (não a maioria) estão escutando.</text:p>
        <text:p text:style-name="P4"/>
        <text:h text:style-name="P2" text:outline-level="2"><text:bookmark-start text:name="__RefHeading___Toc2971_854452949"/><text:a xlink:type="simple" xlink:href="http://bibliaonline.com.br/acf/jz/21" text:style-name="Internet_20_link" text:visited-style-name="Visited_20_Internet_20_Link"><text:span text:style-name="T1">JUÍZES 21</text:span></text:a><text:bookmark-end text:name="__RefHeading___Toc2971_854452949"/></text:h>
        <text:p text:style-name="P4"/>
        <text:p text:style-name="P5">Este último capítulo nos fala de como Deus tocou o coração do povo de Israel com respeito à condição da tribo de Benjamin. Esta tribo é então capaz de continuar. Mas lembre-se de que toda esta parte mostra a terrível condição de Israel. As últimas palavras dizem por que. De modo similar hoje, muitos crentes estão fazendo o mesmo e não obedecem a Palavra de Deus. Acaso não é por isso que os crentes estão tão divididos? </text:p>
        <text:p text:style-name="P4"/>
        <text:p text:style-name="P5">Lembre-se do Livro de Juízes quando ler o Livro de Rute.</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29:14.018728303</dc:date>
    <meta:creation-date>2018-06-11T22:51:04.642681485</meta:creation-date>
    <meta:generator>LibreOffice/6.0.7.3$Linux_X86_64 LibreOffice_project/00m0$Build-3</meta:generator>
    <meta:editing-duration>PT21S</meta:editing-duration>
    <meta:editing-cycles>1</meta:editing-cycles>
    <meta:document-statistic meta:table-count="0" meta:image-count="0" meta:object-count="0" meta:page-count="17" meta:paragraph-count="153" meta:word-count="5065" meta:character-count="28804" meta:non-whitespace-character-count="23890"/>
  </office:meta>
</office:document-meta>
</file>